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4.174cm"/>
    </style:style>
    <style:style style:name="pr9" style:family="presentation" style:parent-style-name="Dalibo-outline1">
      <style:graphic-properties fo:min-height="13.945cm"/>
    </style:style>
    <style:style style:name="pr10" style:family="presentation" style:parent-style-name="Dalibo-outline1">
      <style:graphic-properties fo:min-height="15.891cm"/>
    </style:style>
    <style:style style:name="pr11" style:family="presentation" style:parent-style-name="Dalibo-outline1">
      <style:graphic-properties fo:min-height="15.01cm"/>
    </style:style>
    <style:style style:name="pr12" style:family="presentation" style:parent-style-name="Dalibo-outline1">
      <style:graphic-properties fo:min-height="13.863cm"/>
    </style:style>
    <style:style style:name="pr13" style:family="presentation" style:parent-style-name="Dalibo-notes">
      <style:graphic-properties draw:fill-color="#ffffff" fo:min-height="13.364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paragraph-properties fo:margin-top="0cm" fo:margin-bottom="0cm"/>
    </style:style>
    <style:style style:name="P7" style:family="paragraph">
      <style:paragraph-properties fo:margin-top="0cm" fo:margin-bottom="0cm"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0pt"/>
    </style:style>
    <style:style style:name="T9" style:family="text">
      <style:text-properties fo:font-family="'Liberation Mono'" style:font-family-generic="modern" style:font-pitch="fixed" fo:font-size="15pt" style:font-size-asian="15pt" style:font-size-complex="15pt"/>
    </style:style>
    <style:style style:name="T10" style:family="text">
      <style:text-properties fo:font-family="'Liberation Mono'" style:font-family-generic="modern" style:font-pitch="fixed" fo:font-size="20pt" style:font-size-asian="20pt" style:font-size-complex="20pt"/>
    </style:style>
    <style:style style:name="T11" style:family="text">
      <style:text-properties style:use-window-font-color="true"/>
    </style:style>
    <style:style style:name="T12"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3" style:family="text">
      <style:text-properties fo:color="#ff0000" fo:font-size="40pt" fo:font-weight="bold" style:font-size-asian="40pt" style:font-weight-asian="bold" style:font-size-complex="40pt" style:font-weight-complex="bold"/>
    </style:style>
    <style:style style:name="T14" style:family="text">
      <style:text-properties fo:font-family="'Liberation Mono'" style:font-family-generic="modern" style:font-pitch="fixed"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Etc</text:p>
                  </text:list-item>
                </text:list>
              </text:list-item>
            </text:list>
            <text:list text:style-name="L1">
              <text:list-item>
                <text:p>Less known is the hook syste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draw:text-box>
              <text:p>PostgreSQL is well known for its extensibility. Many people know that you can add your own user types, add functions that handles them, add operators, and lots of other stuff.</text:p>
              <text:p>Actually, it's so important that one of the most interesting features of 9.1 is its EXTENSION object.</text:p>
              <text:p>Less known is the hook system, even if the first hooks were available in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 without having to add it to the core.</text:p>
              <text:p>Of course, there are different kinds of hooks, mostly around the planner and the executor.</text:p>
              <text:p>It's not well known because it's rather a recent feature. The first hook appeared in 8.3. Actually, 5 hooks appeared in 8.3, 8 in 8.4, 2 in 9.0, and 5 in 9.1. Moreover,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tensive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text:span><text:span text:style-name="T7"><text:tab/></text:span><text:span text:style-name="T7">,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And one plugin</text:p>
          </draw:text-box>
        </draw:frame>
        <draw:frame presentation:style-name="pr5" draw:layer="layout" svg:width="25.191cm" svg:height="13.864cm" svg:x="1.399cm" svg:y="4.915cm" presentation:class="outline">
          <draw:text-box>
            <text:list text:style-name="L1">
              <text:list-item>
                <text:p>PlpgSQL_plugin</text:p>
              </text:list-item>
              <text:list-item>
                <text:p>Used by EDB's PL/pgsql debugger, and profiler</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8">The PL/pgsql language allows a shared library to hook plugins. AFAIK, its only use is by the debugger, and the profiler written by EnterpriseDB.</text:span></text:p>
              <text:p><text:span text:style-name="T8">Another name (plugin), but same idea behind.</text:span></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text:p>
              </text:list-item>
            </text:list>
            <text:list text:style-name="L3">
              <text:list-item>
                <text:list>
                  <text:list-item>
                    <text:p>extract from src/include/libpq/auth.h, line 27</text:p>
                    <text:p/>
                    <text:p/>
                  </text:list-item>
                </text:list>
              </text:list-item>
            </text:list>
            <text:p><text:span text:style-name="T9">/* Hook for plugins to get control in ClientAuthentication() */</text:span></text:p>
            <text:p><text:span text:style-name="T9">typedef void (*ClientAuthentication_hook_type) (Port *, int);</text:span></text:p>
            <text:p><text:span text:style-name="T9">extern PGDLLIMPORT ClientAuthentication_hook_type ClientAuthentication_hook;</text:span></text:p>
            <text:list text:style-name="L1">
              <text:list-header>
                <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user-transformed="true">
            <draw:text-box>
              <text:p>These two lines declare the ClientAuthentication hook.</text:p>
            </draw:text-box>
          </draw:frame>
        </presentation:notes>
      </draw:page>
      <draw:page draw:name="page1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Set</text:p>
              </text:list-item>
            </text:list>
            <text:list text:style-name="L3">
              <text:list-item>
                <text:list>
                  <text:list-item>
                    <text:p>extract from src/backend/libpq/auth.c, line 215</text:p>
                    <text:p/>
                    <text:p/>
                  </text:list-item>
                </text:list>
              </text:list-item>
            </text:list>
            <text:p><text:span text:style-name="T9">/*</text:span></text:p>
            <text:p><text:span text:style-name="T9"><text:s/></text:span><text:span text:style-name="T9">* This hook allows plugins to get control following client authentication,</text:span></text:p>
            <text:p><text:span text:style-name="T9"><text:s/></text:span><text:span text:style-name="T9">* but before the user has been informed about the results. <text:s/>It could be used</text:span></text:p>
            <text:p><text:span text:style-name="T9"><text:s/></text:span><text:span text:style-name="T9">* to record login events, insert a delay after failed authentication, etc.</text:span></text:p>
            <text:p><text:span text:style-name="T9"><text:s/></text:span><text:span text:style-name="T9">*/</text:span></text:p>
            <text:p><text:span text:style-name="T9">ClientAuthentication_hook_type ClientAuthentication_hook = NULL;</text:span></text:p>
            <text:p><text:span text:style-name="T10"/></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draw:text-box>
              <text:p>This line sets the ClientAuthentication_hook to its initial value: NULL.</text:p>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9"><text:s text:c="4"/></text:span><text:span text:style-name="T9">if (ClientAuthentication_hook)</text:span></text:p>
            <text:p><text:span text:style-name="T9"><text:s text:c="8"/></text:span><text:span text:style-name="T9">(*ClientAuthentication_hook) (port, status);</text:span></text:p>
            <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draw:text-box>
              <text:p>These two lines say that the ClientAuthentication hook will be launched if it has been set previously.</text:p>
            </draw:text-box>
          </draw:frame>
        </presentation:notes>
      </draw:page>
      <draw:page draw:name="page12"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text:p>
                  </text:list-item>
                  <text:list-item>
                    <text:p>ExecutorCheckPerms</text:p>
                  </text:list-item>
                  <text:list-item>
                    <text:p>check_password</text:p>
                  </text:list-item>
                </text:list>
              </text:list-item>
            </text:list>
            <text:list text:style-name="L1">
              <text:list-item>
                <text:p>And various examples</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and check_password</text:p>
              <text:p>We'll explain how usefull they are, list the already available extensions using them. We'll also see how to write a shared library that use each of these hooks</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allows more control on the limit of connections than the max_connections GUC (per user, per database, and per IP)</text:p>
                </text:list-item>
              </text:list>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1"/></text:p>
              </text:list-item>
            </text:list>
            <text:p text:style-name="P6"><text:span text:style-name="T12">static ClientAuthentication_hook_type next_client_auth_hook = NULL;</text:span></text:p>
            <text:p text:style-name="P6"><text:span text:style-name="T12">/* Module entry point */ </text:span></text:p>
            <text:p text:style-name="P6"><text:span text:style-name="T12">void </text:span></text:p>
            <text:p text:style-name="P6"><text:span text:style-name="T12">_PG_init(void) </text:span></text:p>
            <text:p text:style-name="P6"><text:span text:style-name="T12">{ </text:span></text:p>
            <text:p text:style-name="P6"><text:span text:style-name="T12"><text:s text:c="4"/></text:span><text:span text:style-name="T12">next_client_auth_hook = ClientAuthentication_hook; </text:span></text:p>
            <text:p text:style-name="P6"><text:span text:style-name="T12"><text:s text:c="4"/></text:span><text:span text:style-name="T12">ClientAuthentication_hook = my_client_auth; </text:span></text:p>
            <text:p text:style-name="P6"><text:span text:style-name="T12">} </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 the previous ClientAuthentication_hook. The second line change the hook with our own function.</text:p>
            </draw:text-box>
          </draw:frame>
        </presentation:notes>
      </draw:page>
      <draw:page draw:name="page1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7"><text:span text:style-name="T9">static void my_client_auth(Port *port, int status) </text:span></text:p>
            <text:p text:style-name="P7"><text:span text:style-name="T9">{ </text:span></text:p>
            <text:p text:style-name="P7"><text:span text:style-name="T9"><text:s text:c="4"/></text:span><text:span text:style-name="T9">struct stat buf; </text:span></text:p>
            <text:p text:style-name="P7"><text:span text:style-name="T9"/></text:p>
            <text:p text:style-name="P7"><text:span text:style-name="T9"><text:s text:c="4"/></text:span><text:span text:style-name="T9">if (next_client_auth_hook) </text:span></text:p>
            <text:p text:style-name="P7"><text:span text:style-name="T9"><text:s text:c="8"/></text:span><text:span text:style-name="T9">(*next_client_auth_hook) (port, status); </text:span></text:p>
            <text:p text:style-name="P7"><text:span text:style-name="T9"/></text:p>
            <text:p text:style-name="P7"><text:span text:style-name="T9"><text:s text:c="4"/></text:span><text:span text:style-name="T9">if (status != STATUS_OK) </text:span></text:p>
            <text:p text:style-name="P7"><text:span text:style-name="T9"><text:s text:c="8"/></text:span><text:span text:style-name="T9">return; </text:span></text:p>
            <text:p text:style-name="P7"><text:span text:style-name="T9"/></text:p>
            <text:p text:style-name="P7"><text:span text:style-name="T9"><text:s text:c="4"/></text:span><text:span text:style-name="T9">if(!stat("/tmp/connection.stopped", &amp;buf)) </text:span></text:p>
            <text:p text:style-name="P7"><text:span text:style-name="T9"><text:s text:c="8"/></text:span><text:span text:style-name="T9">ereport(FATAL, (errcode(ERRCODE_INTERNAL_ERROR),</text:span></text:p>
            <text:p text:style-name="P7"><text:span text:style-name="T9"><text:s text:c="12"/></text:span><text:span text:style-name="T9">errmsg("Connection not authorized!!"))); </text:span></text:p>
            <text:p text:style-name="P7"><text:span text:style-name="T9">} </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8"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text:p>
              <text:p/>
              <text:p><text:span text:style-name="T13">TODO</text:span></text:p>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9"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 Saved hook values in case of unload */</text:span></text:p>
            <text:p text:style-name="P6"><text:span text:style-name="T12">static ExecutorEnd_hook_type prev_ExecutorEnd = NULL;</text:span></text:p>
            <text:p text:style-name="P6"><text:span text:style-name="T12"/></text:p>
            <text:p text:style-name="P6"><text:span text:style-name="T12">void _PG_init(void)</text:span></text:p>
            <text:p text:style-name="P6"><text:span text:style-name="T12">{</text:span></text:p>
            <text:p text:style-name="P6"><text:span text:style-name="T12"><text:s text:c="2"/></text:span><text:span text:style-name="T12">prev_ExecutorEnd = ExecutorEnd_hook;</text:span></text:p>
            <text:p text:style-name="P6"><text:span text:style-name="T12"><text:s text:c="2"/></text:span><text:span text:style-name="T12">ExecutorEnd_hook = pgluq_ExecutorEnd;</text:span></text:p>
            <text:p text:style-name="P6"><text:span text:style-name="T12">}</text:span></text:p>
          </draw:text-box>
        </draw:frame>
        <presentation:notes draw:style-name="dp2">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draw:text-box>
              <text:p><text:span text:style-name="T8">This function saves the previous hook on ExecutorEnd_hook, and installs our own function as the new hook.</text:spa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10"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7"><text:span text:style-name="T9">static void</text:span></text:p>
            <text:p text:style-name="P7"><text:span text:style-name="T9">pgluq_ExecutorEnd(QueryDesc *queryDesc)</text:span></text:p>
            <text:p text:style-name="P7"><text:span text:style-name="T9">{</text:span></text:p>
            <text:p text:style-name="P7"><text:span text:style-name="T9"><text:s text:c="2"/></text:span><text:span text:style-name="T9">Assert(query != NULL);</text:span></text:p>
            <text:p text:style-name="P7"><text:span text:style-name="T9"/></text:p>
            <text:p text:style-name="P7"><text:span text:style-name="T9"><text:s text:c="2"/></text:span><text:span text:style-name="T9">if (superuser())</text:span></text:p>
            <text:p text:style-name="P7"><text:span text:style-name="T9"><text:s text:c="4"/></text:span><text:span text:style-name="T9">elog(log_level, "superuser %s fired this query %s", </text:span></text:p>
            <text:p text:style-name="P7"><text:span text:style-name="T9"><text:s text:c="9"/></text:span><text:span text:style-name="T9">GetUserNameFromId(GetUserId()),</text:span></text:p>
            <text:p text:style-name="P7"><text:span text:style-name="T9"><text:s text:c="9"/></text:span><text:span text:style-name="T9">query);</text:span></text:p>
            <text:p text:style-name="P7"><text:span text:style-name="T9"/></text:p>
            <text:p text:style-name="P7"><text:span text:style-name="T9"><text:s text:c="2"/></text:span><text:span text:style-name="T9">if (prev_ExecutorEnd)</text:span></text:p>
            <text:p text:style-name="P7"><text:span text:style-name="T9"><text:s text:c="4"/></text:span><text:span text:style-name="T9">prev_ExecutorEnd(queryDesc);</text:span></text:p>
            <text:p text:style-name="P7"><text:span text:style-name="T9"><text:s text:c="2"/></text:span><text:span text:style-name="T9">else</text:span></text:p>
            <text:p text:style-name="P7"><text:span text:style-name="T9"><text:s text:c="4"/></text:span><text:span text:style-name="T9">standard_ExecutorEnd(queryDesc);</text:span></text:p>
            <text:p text:style-name="P7"><text:span text:style-name="T9">}</text:span></text:p>
            <text:p text:style-name="P7"><text:span text:style-name="T9"/></text:p>
          </draw:text-box>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draw:text-box>
              <text:p><text:span text:style-name="T8">This function first checks if the user is a superuser. If he is, it calls elog() to log the query and the username.</text:span></text:p>
              <text:p><text:span text:style-name="T8">Then, it executes the previous ExecutorEnd_hook if there was one.</text:span></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1"/></text:p>
              </text:list-item>
            </text:list>
            <text:p text:style-name="P6"><text:span text:style-name="T12">void _PG_fini(void)</text:span></text:p>
            <text:p text:style-name="P6"><text:span text:style-name="T12">{</text:span></text:p>
            <text:p text:style-name="P6"><text:span text:style-name="T12"><text:s text:c="2"/></text:span><text:span text:style-name="T12">ExecutorEnd_hook = prev_ExecutorEnd;</text:span></text:p>
            <text:p text:style-name="P6"><text:span text:style-name="T12">}</text:span></text:p>
          </draw:text-box>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draw:text-box>
              <text:p><text:span text:style-name="T8">And this last function sets the hook with the previous ExecutorEnd_hook.</text:span></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1"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text:span text:style-name="T8">The check_password hook enables an extension to get control when a user executes a CREATE USER or ALTER USER query. It gets control before the statement is commited.</text:span></text:p>
              <text:p><text:span text:style-name="T8">It's pretty usefull to check the password with the enterprise rules. It can be used to log changes of passwords, and to deny using plain text passwords in CREATE/ALTER USER statements.</text:span></text:p>
              <text:p><text:span text:style-name="T8">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 you want to use it, make sure you read the source to make the changes you want, so that it really stik to your entreprise rules. Using Cracklib is quite easy to, just a few lines to uncomment.</text:p>
              <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8">For this third example, we'll disallow the use of plain text passwords. We need two functions: one to install the hook, one to check the password.</text:span></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void _PG_init(void)</text:span></text:p>
            <text:p text:style-name="P6"><text:span text:style-name="T12">{</text:span></text:p>
            <text:p text:style-name="P6"><text:span text:style-name="T12"><text:s text:c="2"/></text:span><text:span text:style-name="T12">check_password_hook = check_password;</text:span></text:p>
            <text:p text:style-name="P6"><text:span text:style-name="T12">}</text:span></text:p>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8">Installing the hook is really easy. We just need to initialize the global function pointer to our function. We could save the previous value, but don't show this here as we already showed that before.</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7"><text:span text:style-name="T9">static void</text:span></text:p>
            <text:p text:style-name="P7"><text:span text:style-name="T9">check_password(const char *username,</text:span></text:p>
            <text:p text:style-name="P7"><text:span text:style-name="T9"><text:s text:c="2"/></text:span><text:span text:style-name="T9">const char *password, int password_type,</text:span></text:p>
            <text:p text:style-name="P7"><text:span text:style-name="T9"><text:s text:c="2"/></text:span><text:span text:style-name="T9">Datum validuntil_time, bool validuntil_null)</text:span></text:p>
            <text:p text:style-name="P7"><text:span text:style-name="T9">{</text:span></text:p>
            <text:p text:style-name="P7"><text:span text:style-name="T9"><text:s text:c="2"/></text:span><text:span text:style-name="T9">if (password_type == PASSWORD_TYPE_PLAINTEXT)</text:span></text:p>
            <text:p text:style-name="P7"><text:span text:style-name="T9"><text:s text:c="2"/></text:span><text:span text:style-name="T9">{</text:span></text:p>
            <text:p text:style-name="P7"><text:span text:style-name="T9"><text:s text:c="4"/></text:span><text:span text:style-name="T9">ereport(ERROR,</text:span></text:p>
            <text:p text:style-name="P7"><text:span text:style-name="T9"><text:s text:c="6"/></text:span><text:span text:style-name="T9">(errcode(ERRCODE_INVALID_PARAMETER_VALUE),</text:span></text:p>
            <text:p text:style-name="P7"><text:span text:style-name="T9"><text:s text:c="7"/></text:span><text:span text:style-name="T9">errmsg("password is not encrypted")));</text:span></text:p>
            <text:p text:style-name="P7"><text:span text:style-name="T9"><text:s text:c="2"/></text:span><text:span text:style-name="T9">}</text:span></text:p>
            <text:p text:style-name="P7"><text:span text:style-name="T9">}</text:span></text:p>
            <text:p text:style-name="P7"><text:span text:style-name="T9"/></text:p>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draw:text-box>
              <text:p><text:span text:style-name="T8">The hook itself is here. It only checks the password type, and calls the ereport() function if it is a plaintext password.</text:span></text:p>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12" draw:layer="layout" svg:width="25.191cm" svg:height="13.863cm" svg:x="1.399cm" svg:y="4.915cm" presentation:class="outline">
          <draw:text-box>
            <text:list text:style-name="L1">
              <text:list-item>
                <text:p>Usual Makefile</text:p>
              </text:list-item>
            </text:list>
            <text:p text:style-name="P7"><text:span text:style-name="T14">MODULE_big = your_hook</text:span></text:p>
            <text:p text:style-name="P7"><text:span text:style-name="T14">OBJS = your_hook</text:span><text:span text:style-name="T14">.o</text:span></text:p>
            <text:p text:style-name="P7"><text:span text:style-name="T14"/></text:p>
            <text:p text:style-name="P7"><text:span text:style-name="T14">ifdef USE_PGXS</text:span></text:p>
            <text:p text:style-name="P7"><text:span text:style-name="T14">PG_CONFIG = pg_config</text:span></text:p>
            <text:p text:style-name="P7"><text:span text:style-name="T14">PGXS := $(shell $(PG_CONFIG) --pgxs)</text:span></text:p>
            <text:p text:style-name="P7"><text:span text:style-name="T14">include $(PGXS)</text:span></text:p>
            <text:p text:style-name="P7"><text:span text:style-name="T14">else</text:span></text:p>
            <text:p text:style-name="P7"><text:span text:style-name="T14">subdir = contrib/your_hook</text:span></text:p>
            <text:p text:style-name="P7"><text:span text:style-name="T14">top_builddir = ../..</text:span></text:p>
            <text:p text:style-name="P7"><text:span text:style-name="T14">include $(top_builddir)/src/Makefile.global</text:span></text:p>
            <text:p text:style-name="P7"><text:span text:style-name="T14">include $(top_srcdir)/contrib/contrib-global.mk</text:span></text:p>
            <text:p text:style-name="P7"><text:span text:style-name="T14">endif</text:span></text:p>
            <text:p text:style-name="P7"><text:span text:style-name="T14"/></text:p>
            <text:list text:continue-numbering="true"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13" draw:layer="layout" svg:width="16.799cm" svg:height="13.364cm" svg:x="2.1cm" svg:y="14.107cm" presentation:class="notes" presentation:placeholder="true">
            <draw:text-box/>
          </draw:frame>
        </presentation:notes>
      </draw:page>
      <draw:page draw:name="page3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12" draw:layer="layout" svg:width="25.191cm" svg:height="13.863cm" svg:x="1.399cm" svg:y="4.915cm" presentation:class="outline">
          <draw:text-box>
            <text:list text:style-name="L1">
              <text:list-item>
                <text:p>Make is your friend (and so is pg_config)</text:p>
              </text:list-item>
            </text:list>
            <text:p text:style-name="P7"><text:span text:style-name="T14">$ make USE_PGXS=1</text:span></text:p>
            <text:p text:style-name="P7"><text:span text:style-name="T14">gcc -O2 -Wall -Wmissing-prototypes -Wpointer-arith -Wdeclaration-after-statement -Wendif-labels -Wformat-security -fno-strict-aliasing -fwrapv -fexcess-precision=standard -fpic -I. -I. -I/opt/postgresql-9.1/include/server -I/opt/postgresql-9.1/include/internal -D_GNU_SOURCE <text:s text:c="2"/>-c -o your_hook.o your_hook</text:span><text:span text:style-name="T14">.c</text:span></text:p>
            <text:p text:style-name="P7"><text:span text:style-name="T14">gcc -O2 -Wall -Wmissing-prototypes -Wpointer-arith -Wdeclaration-after-statement -Wendif-labels -Wformat-security -fno-strict-aliasing -fwrapv -fexcess-precision=standard -fpic -shared -o your_hook</text:span><text:span text:style-name="T14">.so only_encrypted_passwords.o -L/opt/postgresql-9.1/lib -Wl,--as-needed -Wl,-rpath,'/opt/postgresql-9.1/lib',--enable-new-dtags <text:s/></text:span></text:p>
            <text:p text:style-name="P7"><text:span text:style-name="T14"/></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13" draw:layer="layout" svg:width="16.799cm" svg:height="13.364cm" svg:x="2.1cm" svg:y="14.107cm" presentation:class="notes" presentation:placeholder="true">
            <draw:text-box/>
          </draw:frame>
        </presentation:notes>
      </draw:page>
      <draw:page draw:name="page31"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12" draw:layer="layout" svg:width="25.191cm" svg:height="13.863cm" svg:x="1.399cm" svg:y="4.915cm" presentation:class="outline">
          <draw:text-box>
            <text:list text:style-name="L1">
              <text:list-item>
                <text:p>Make is still your friend</text:p>
              </text:list-item>
            </text:list>
            <text:p text:style-name="P7"><text:span text:style-name="T14">$ make USE_PGXS=1 install</text:span></text:p>
            <text:p text:style-name="P7"><text:span text:style-name="T14">/bin/mkdir -p '/opt/postgresql-9.1/lib'</text:span></text:p>
            <text:p text:style-name="P7"><text:span text:style-name="T14">/bin/sh /opt/postgresql-9.1/lib/pgxs/src/makefiles/../../config/install-sh -c -m 755 <text:s/>your_hook.so '/opt/postgresql-9.1/lib/your_hook</text:span><text:span text:style-name="T14">.so' <text:s/></text:span></text:p>
            <text:p text:style-name="P7"><text:span text:style-name="T14"/></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3" draw:text-style-name="P4" draw:layer="layout" svg:width="16.799cm" svg:height="13.364cm" svg:x="2.1cm" svg:y="14.107cm" presentation:class="notes" presentation:placeholder="true">
            <draw:text-box/>
          </draw:frame>
        </presentation:notes>
      </draw:page>
      <draw:page draw:name="page32"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8">To use a hook, you first need to install the shared library.</text:span></text:p>
              <text:p><text:span text:style-name="T8">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8">Don't forget to uncomment the line if it's commented.</text:span></text:p>
              <text:p><text:span text:style-name="T8">Then, the only remaining work is to restart PostgreSQL.</text:span></text:p>
            </draw:text-box>
          </draw:frame>
        </presentation:notes>
      </draw:page>
      <draw:page draw:name="page33"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7"><text:span text:style-name="T10">shared_preload_libraries = 'only_encrypted_passwords'</text:span></text:p>
            <text:p text:style-name="P7"><text:span text:style-name="T10"/></text:p>
            <text:list text:continue-numbering="true" text:style-name="L1">
              <text:list-item>
                <text:p>Restart PostgreSQL</text:p>
              </text:list-item>
            </text:list>
            <text:p text:style-name="P7"><text:span text:style-name="T9">$ pg_ctl start</text:span></text:p>
            <text:p text:style-name="P7"><text:span text:style-name="T9">server starting</text:span></text:p>
            <text:p text:style-name="P7"><text:span text:style-name="T9">2012-01-28 16:01:32 CET <text:s/>LOG: <text:s/>loaded library "only_encrypted_passwords"</text:span></text:p>
          </draw:text-box>
        </draw:frame>
        <presentation:notes draw:style-name="dp2">
          <draw:page-thumbnail draw:style-name="gr1" draw:layer="layout" svg:width="14.848cm" svg:height="11.136cm" svg:x="3.075cm" svg:y="2.257cm" draw:page-number="33" presentation:class="page"/>
          <draw:frame presentation:style-name="pr3" draw:text-style-name="P4" draw:layer="layout" svg:width="16.799cm" svg:height="13.364cm" svg:x="2.1cm" svg:y="14.107cm" presentation:class="notes">
            <draw:text-box>
              <text:p><text:span text:style-name="T8">Here is example showing how to install the only_encrypted_password shared library, that used the checkpassword_hook.</text:span></text:p>
            </draw:text-box>
          </draw:frame>
        </presentation:notes>
      </draw:page>
      <draw:page draw:name="page3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7"><text:span text:style-name="T9">postgres=# CREATE USER u1 PASSWORD 'supersecret';</text:span></text:p>
            <text:p text:style-name="P7"><text:span text:style-name="T9">ERROR: <text:s/>password is not encrypted</text:span></text:p>
            <text:p text:style-name="P7"><text:span text:style-name="T9"/></text:p>
            <text:p text:style-name="P7"><text:span text:style-name="T9">postgres=# CREATE USER u1 PASSWORD 'md5f96c038c1bf28d837c32cc62fa97910a';</text:span></text:p>
            <text:p text:style-name="P7"><text:span text:style-name="T9">CREATE ROLE</text:span></text:p>
            <text:p text:style-name="P7"><text:span text:style-name="T9"/></text:p>
            <text:p text:style-name="P7"><text:span text:style-name="T9">postgres=# ALTER USER u1 PASSWORD 'f96c038c1bf28d837c32cc62fa97910a';</text:span></text:p>
            <text:p text:style-name="P7"><text:span text:style-name="T9">ERROR: <text:s/>password is not encrypted</text:span></text:p>
            <text:p text:style-name="P7"><text:span text:style-name="T9"/></text:p>
            <text:p text:style-name="P7"><text:span text:style-name="T9">postgres=# ALTER USER u1 PASSWORD 'md5f96c038c1bf28d837c32cc62fa97910a';</text:span></text:p>
            <text:p text:style-name="P7"><text:span text:style-name="T9">ALTER ROLE</text:span></text:p>
            <text:p text:style-name="P7"><text:span text:style-name="T9"/></text:p>
          </draw:text-box>
        </draw:frame>
        <presentation:notes draw:style-name="dp2">
          <draw:page-thumbnail draw:style-name="gr1" draw:layer="layout" svg:width="14.848cm" svg:height="11.136cm" svg:x="3.075cm" svg:y="2.257cm" draw:page-number="34" presentation:class="page"/>
          <draw:frame presentation:style-name="pr3" draw:text-style-name="P4" draw:layer="layout" svg:width="16.799cm" svg:height="13.364cm" svg:x="2.1cm" svg:y="14.107cm" presentation:class="notes">
            <draw:text-box>
              <text:p><text:span text:style-name="T8">And here is an example that shows its use.</text:span></text:p>
            </draw:text-box>
          </draw:frame>
        </presentation:notes>
      </draw:page>
      <draw:page draw:name="page3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ture hooks?</text:p>
          </draw:text-box>
        </draw:frame>
        <draw:frame presentation:style-name="pr5" draw:layer="layout" svg:width="25.191cm" svg:height="13.864cm" svg:x="1.399cm" svg:y="4.915cm" presentation:class="outline">
          <draw:text-box>
            <text:list text:style-name="L1">
              <text:list-item>
                <text:p>Logging hooks, by Martin Pihlak</text:p>
              </text:list-item>
            </text:list>
            <text:list text:style-name="L3">
              <text:list-item>
                <text:list>
                  <text:list-item>
                    <text:p>https://commitfest.postgresql.org/action/patch_view?id=717</text:p>
                  </text:list-item>
                </text:list>
              </text:list-item>
            </text:list>
            <text:list text:style-name="L1">
              <text:list-header>
                <text:p/>
              </text:list-header>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text:p>
            </draw:text-box>
          </draw:frame>
        </presentation:notes>
      </draw:page>
      <draw:page draw:name="page3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We need more of them :-)</text:p>
                <text:p/>
              </text:list-item>
              <text:list-item>
                <text:p>Examples and slides available on<text:span text:style-name="T11">:</text:span></text:p>
              </text:list-item>
            </text:list>
            <text:list text:style-name="L3">
              <text:list-item>
                <text:list>
                  <text:list-item>
                    <text:p><text:span text:style-name="T11">https://github.com/gleu/Hooks-in-PostgreSQL</text:span></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Blue and Grey</dc:title>
    <dc:description>Presentation Layout Template</dc:description>
    <meta:creation-date>2012-01-06T09:38:46</meta:creation-date>
    <dc:language>en-US</dc:language>
    <meta:editing-cycles>16</meta:editing-cycles>
    <meta:editing-duration>PT17H27M50S</meta:editing-duration>
    <meta:initial-creator>Guillaume Lelarge</meta:initial-creator>
    <dc:date>2012-01-31T22:14:25</dc:date>
    <dc:creator>Guillaume Lelarge</dc:creator>
    <meta:document-statistic meta:object-count="179"/>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